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5"/>
    <style:style style:name="ce5" style:family="table-cell" style:parent-style-name="Default" style:data-style-name="N36"/>
    <style:style style:name="ce6" style:family="table-cell" style:parent-style-name="Default" style:data-style-name="N1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olu_grad_2ndd" table:style-name="ta1">
        <table:shapes>
          <draw:frame draw:z-index="1" draw:id="id0" draw:style-name="a0" draw:name="Chart 1" svg:x="9.075in" svg:y="0.16486in" svg:width="6.24014in" svg:height="2.743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Surface</text:p>
          </table:table-cell>
          <table:table-cell office:value-type="string" table:style-name="ce1">
            <text:p>0</text:p>
          </table:table-cell>
          <table:table-cell office:value-type="string" table:number-columns-spanned="2" table:number-rows-spanned="1" table:style-name="ce8">
            <text:p>standard FEM</text:p>
          </table:table-cell>
          <table:covered-table-cell/>
          <table:table-cell table:style-name="ce1"/>
          <table:table-cell office:value-type="string" table:style-name="ce1">
            <text:p>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4101400000000007E-2" table:style-name="ce4">
            <text:p>8.41E-02</text:p>
          </table:table-cell>
          <table:table-cell office:value-type="float" office:value="2.3581700000000001E-2" table:style-name="ce5">
            <text:p>2.36E-002</text:p>
          </table:table-cell>
          <table:table-cell office:value-type="float" office:value="6.0360199999999997E-17" table:style-name="ce5">
            <text:p>6.04E-017</text:p>
          </table:table-cell>
          <table:table-cell office:value-type="float" office:value="8.2682999999999997E-17" table:style-name="ce5">
            <text:p>8.27E-017</text:p>
          </table:table-cell>
          <table:table-cell office:value-type="float" office:value="1.5229199999999999E-16" table:style-name="ce5">
            <text:p>1.52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0944E-2" table:style-name="ce4">
            <text:p>4.51E-02</text:p>
          </table:table-cell>
          <table:table-cell office:value-type="float" office:value="5.8954300000000001E-3" table:style-name="ce5">
            <text:p>5.90E-003</text:p>
          </table:table-cell>
          <table:table-cell office:value-type="float" office:value="5.7150000000000002E-17" table:style-name="ce5">
            <text:p>5.72E-017</text:p>
          </table:table-cell>
          <table:table-cell office:value-type="float" office:value="8.8886399999999996E-17" table:style-name="ce5">
            <text:p>8.89E-017</text:p>
          </table:table-cell>
          <table:table-cell office:value-type="float" office:value="1.0151E-16" table:style-name="ce5">
            <text:p>1.02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9118E-2" table:style-name="ce4">
            <text:p>2.29E-02</text:p>
          </table:table-cell>
          <table:table-cell office:value-type="float" office:value="1.47386E-3" table:style-name="ce5">
            <text:p>1.47E-003</text:p>
          </table:table-cell>
          <table:table-cell office:value-type="float" office:value="6.7389599999999995E-17" table:style-name="ce5">
            <text:p>6.74E-017</text:p>
          </table:table-cell>
          <table:table-cell office:value-type="float" office:value="7.1915000000000006E-17" table:style-name="ce5">
            <text:p>7.19E-017</text:p>
          </table:table-cell>
          <table:table-cell office:value-type="float" office:value="1.5998299999999999E-16" table:style-name="ce5">
            <text:p>1.60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15011E-2" table:style-name="ce4">
            <text:p>1.15E-02</text:p>
          </table:table-cell>
          <table:table-cell office:value-type="float" office:value="3.68465E-4" table:style-name="ce5">
            <text:p>3.68E-004</text:p>
          </table:table-cell>
          <table:table-cell office:value-type="float" office:value="6.9976600000000001E-17" table:style-name="ce5">
            <text:p>7.00E-017</text:p>
          </table:table-cell>
          <table:table-cell office:value-type="float" office:value="1.3603999999999999E-16" table:style-name="ce5">
            <text:p>1.36E-016</text:p>
          </table:table-cell>
          <table:table-cell office:value-type="float" office:value="1.4803299999999999E-16" table:style-name="ce5">
            <text:p>1.48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7561499999999998E-3" table:style-name="ce4">
            <text:p>5.76E-03</text:p>
          </table:table-cell>
          <table:table-cell office:value-type="float" office:value="9.2116100000000004E-5" table:style-name="ce5">
            <text:p>9.21E-005</text:p>
          </table:table-cell>
          <table:table-cell office:value-type="float" office:value="1.22153E-16" table:style-name="ce5">
            <text:p>1.22E-016</text:p>
          </table:table-cell>
          <table:table-cell office:value-type="float" office:value="1.3590500000000001E-16" table:style-name="ce5">
            <text:p>1.36E-016</text:p>
          </table:table-cell>
          <table:table-cell office:value-type="float" office:value="1.90106E-16" table:style-name="ce5">
            <text:p>1.90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8787800000000001E-3" table:style-name="ce4">
            <text:p>2.88E-03</text:p>
          </table:table-cell>
          <table:table-cell office:value-type="float" office:value="2.3028999999999999E-5" table:style-name="ce5">
            <text:p>2.30E-005</text:p>
          </table:table-cell>
          <table:table-cell office:value-type="float" office:value="2.04654E-16" table:style-name="ce5">
            <text:p>2.05E-016</text:p>
          </table:table-cell>
          <table:table-cell office:value-type="float" office:value="2.1494099999999999E-16" table:style-name="ce5">
            <text:p>2.15E-016</text:p>
          </table:table-cell>
          <table:table-cell office:value-type="float" office:value="3.4486E-16" table:style-name="ce5">
            <text:p>3.45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394799999999999E-3" table:style-name="ce4">
            <text:p>1.44E-03</text:p>
          </table:table-cell>
          <table:table-cell office:value-type="float" office:value="5.7572599999999997E-6" table:style-name="ce5">
            <text:p>5.76E-006</text:p>
          </table:table-cell>
          <table:table-cell office:value-type="float" office:value="3.7760399999999998E-16" table:style-name="ce5">
            <text:p>3.78E-016</text:p>
          </table:table-cell>
          <table:table-cell office:value-type="float" office:value="5.1411499999999997E-16" table:style-name="ce5">
            <text:p>5.14E-016</text:p>
          </table:table-cell>
          <table:table-cell office:value-type="float" office:value="5.8825600000000005E-16" table:style-name="ce5">
            <text:p>5.88E-016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number-rows-repeated="2" table:style-name="ro1"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7">
            <text:p>0</text:p>
          </table:table-cell>
          <table:table-cell table:number-columns-repeated="2" table:style-name="ce7"/>
          <table:table-cell table:number-columns-repeated="16376" table:style-name="ce1"/>
        </table:table-row>
        <table:table-row table:style-name="ro1">
          <table:table-cell office:value-type="string" table:style-name="ce2">
            <text:p>Gradient</text:p>
          </table:table-cell>
          <table:table-cell office:value-type="string" table:style-name="ce1">
            <text:p>0</text:p>
          </table:table-cell>
          <table:table-cell office:value-type="string" table:number-columns-spanned="2" table:number-rows-spanned="1" table:style-name="ce8">
            <text:p>standard FEM</text:p>
          </table:table-cell>
          <table:covered-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number-columns-spanned="2" table:number-rows-spanned="1" table:style-name="ce9">
            <text:p>Surface+Gradient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style-name="ce1"/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0813200000000004E-17" table:style-name="ce4">
            <text:p>8.08E-17</text:p>
          </table:table-cell>
          <table:table-cell office:value-type="float" office:value="2.3930600000000002E-16" table:style-name="ce5">
            <text:p>2.39E-016</text:p>
          </table:table-cell>
          <table:table-cell office:value-type="float" office:value="7.6906999999999999E-16" table:style-name="ce5">
            <text:p>7.69E-016</text:p>
          </table:table-cell>
          <table:table-cell office:value-type="float" office:value="1.1845500000000001E-15" table:style-name="ce5">
            <text:p>1.18E-015</text:p>
          </table:table-cell>
          <table:table-cell office:value-type="float" office:value="8.9299800000000008E-16" table:style-name="ce5">
            <text:p>8.93E-016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8.410140000000009E-2" table:formula="of:=[.B21]+[.B3]" table:style-name="ce4">
            <text:p>8.41E-02</text:p>
          </table:table-cell>
          <table:table-cell office:value-type="float" office:value="2.358170000000024E-2" table:formula="of:=[.C21]+[.C3]" table:style-name="ce4">
            <text:p>2.36E-02</text:p>
          </table:table-cell>
          <table:table-cell office:value-type="float" office:value="8.2943020000000001E-16" table:formula="of:=[.D21]+[.D3]" table:style-name="ce4">
            <text:p>8.29E-16</text:p>
          </table:table-cell>
          <table:table-cell office:value-type="float" office:value="1.2672330000000001E-15" table:formula="of:=[.E21]+[.E3]" table:style-name="ce4">
            <text:p>1.27E-15</text:p>
          </table:table-cell>
          <table:table-cell office:value-type="float" office:value="1.0452900000000001E-15" table:formula="of:=[.F21]+[.F3]" table:style-name="ce4">
            <text:p>1.05E-15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928800000000001E-16" table:style-name="ce4">
            <text:p>1.39E-16</text:p>
          </table:table-cell>
          <table:table-cell office:value-type="float" office:value="2.8172800000000001E-16" table:style-name="ce5">
            <text:p>2.82E-016</text:p>
          </table:table-cell>
          <table:table-cell office:value-type="float" office:value="8.2158500000000002E-16" table:style-name="ce5">
            <text:p>8.22E-016</text:p>
          </table:table-cell>
          <table:table-cell office:value-type="float" office:value="1.28182E-15" table:style-name="ce5">
            <text:p>1.28E-015</text:p>
          </table:table-cell>
          <table:table-cell office:value-type="float" office:value="1.8660800000000001E-15" table:style-name="ce5">
            <text:p>1.87E-015</text:p>
          </table:table-cell>
          <table:table-cell table:style-name="ce5"/>
          <table:table-cell office:value-type="float" office:value="2" table:style-name="ce1">
            <text:p>2</text:p>
          </table:table-cell>
          <table:table-cell office:value-type="float" office:value="4.5094400000000139E-2" table:formula="of:=[.B22]+[.B4]" table:style-name="ce4">
            <text:p>4.51E-02</text:p>
          </table:table-cell>
          <table:table-cell office:value-type="float" office:value="5.895430000000282E-3" table:formula="of:=[.C22]+[.C4]" table:style-name="ce4">
            <text:p>5.90E-03</text:p>
          </table:table-cell>
          <table:table-cell office:value-type="float" office:value="8.7873500000000007E-16" table:formula="of:=[.D22]+[.D4]" table:style-name="ce4">
            <text:p>8.79E-16</text:p>
          </table:table-cell>
          <table:table-cell office:value-type="float" office:value="1.3707064E-15" table:formula="of:=[.E22]+[.E4]" table:style-name="ce4">
            <text:p>1.37E-15</text:p>
          </table:table-cell>
          <table:table-cell office:value-type="float" office:value="1.9675900000000001E-15" table:formula="of:=[.F22]+[.F4]" table:style-name="ce4">
            <text:p>1.97E-15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2241799999999999E-16" table:style-name="ce4">
            <text:p>3.22E-16</text:p>
          </table:table-cell>
          <table:table-cell office:value-type="float" office:value="9.08714E-16" table:style-name="ce5">
            <text:p>9.09E-016</text:p>
          </table:table-cell>
          <table:table-cell office:value-type="float" office:value="1.5323700000000001E-15" table:style-name="ce5">
            <text:p>1.53E-015</text:p>
          </table:table-cell>
          <table:table-cell office:value-type="float" office:value="2.73339E-15" table:style-name="ce5">
            <text:p>2.73E-015</text:p>
          </table:table-cell>
          <table:table-cell office:value-type="float" office:value="3.2100299999999998E-15" table:style-name="ce5">
            <text:p>3.21E-015</text:p>
          </table:table-cell>
          <table:table-cell table:style-name="ce5"/>
          <table:table-cell office:value-type="float" office:value="3" table:style-name="ce1">
            <text:p>3</text:p>
          </table:table-cell>
          <table:table-cell office:value-type="float" office:value="2.2911800000000322E-2" table:formula="of:=[.B23]+[.B5]" table:style-name="ce4">
            <text:p>2.29E-02</text:p>
          </table:table-cell>
          <table:table-cell office:value-type="float" office:value="1.4738600000009088E-3" table:formula="of:=[.C23]+[.C5]" table:style-name="ce4">
            <text:p>1.47E-03</text:p>
          </table:table-cell>
          <table:table-cell office:value-type="float" office:value="1.5997596000000001E-15" table:formula="of:=[.D23]+[.D5]" table:style-name="ce4">
            <text:p>1.60E-15</text:p>
          </table:table-cell>
          <table:table-cell office:value-type="float" office:value="2.8053049999999999E-15" table:formula="of:=[.E23]+[.E5]" table:style-name="ce4">
            <text:p>2.81E-15</text:p>
          </table:table-cell>
          <table:table-cell office:value-type="float" office:value="3.370013E-15" table:formula="of:=[.F23]+[.F5]" table:style-name="ce4">
            <text:p>3.37E-15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6229700000000003E-16" table:style-name="ce4">
            <text:p>5.62E-16</text:p>
          </table:table-cell>
          <table:table-cell office:value-type="float" office:value="2.9216199999999999E-15" table:style-name="ce5">
            <text:p>2.92E-015</text:p>
          </table:table-cell>
          <table:table-cell office:value-type="float" office:value="6.5709800000000001E-15" table:style-name="ce5">
            <text:p>6.57E-015</text:p>
          </table:table-cell>
          <table:table-cell office:value-type="float" office:value="1.03431E-14" table:style-name="ce5">
            <text:p>1.03E-014</text:p>
          </table:table-cell>
          <table:table-cell office:value-type="float" office:value="1.8311E-14" table:style-name="ce5">
            <text:p>1.83E-014</text:p>
          </table:table-cell>
          <table:table-cell table:style-name="ce5"/>
          <table:table-cell office:value-type="float" office:value="4" table:style-name="ce1">
            <text:p>4</text:p>
          </table:table-cell>
          <table:table-cell office:value-type="float" office:value="1.1501100000000562E-2" table:formula="of:=[.B24]+[.B6]" table:style-name="ce4">
            <text:p>1.15E-02</text:p>
          </table:table-cell>
          <table:table-cell office:value-type="float" office:value="3.684650000029216E-4" table:formula="of:=[.C24]+[.C6]" table:style-name="ce4">
            <text:p>3.68E-04</text:p>
          </table:table-cell>
          <table:table-cell office:value-type="float" office:value="6.6409566000000004E-15" table:formula="of:=[.D24]+[.D6]" table:style-name="ce4">
            <text:p>6.64E-15</text:p>
          </table:table-cell>
          <table:table-cell office:value-type="float" office:value="1.047914E-14" table:formula="of:=[.E24]+[.E6]" table:style-name="ce4">
            <text:p>1.05E-14</text:p>
          </table:table-cell>
          <table:table-cell office:value-type="float" office:value="1.8459032999999998E-14" table:formula="of:=[.F24]+[.F6]" table:style-name="ce4">
            <text:p>1.85E-1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274100000000001E-15" table:style-name="ce4">
            <text:p>2.43E-15</text:p>
          </table:table-cell>
          <table:table-cell office:value-type="float" office:value="8.3834799999999995E-15" table:style-name="ce5">
            <text:p>8.38E-015</text:p>
          </table:table-cell>
          <table:table-cell office:value-type="float" office:value="1.5572899999999999E-14" table:style-name="ce5">
            <text:p>1.56E-014</text:p>
          </table:table-cell>
          <table:table-cell office:value-type="float" office:value="3.3088100000000002E-14" table:style-name="ce5">
            <text:p>3.31E-014</text:p>
          </table:table-cell>
          <table:table-cell office:value-type="float" office:value="3.1745199999999997E-14" table:style-name="ce5">
            <text:p>3.17E-014</text:p>
          </table:table-cell>
          <table:table-cell table:style-name="ce5"/>
          <table:table-cell office:value-type="float" office:value="5" table:style-name="ce1">
            <text:p>5</text:p>
          </table:table-cell>
          <table:table-cell office:value-type="float" office:value="5.7561500000024276E-3" table:formula="of:=[.B25]+[.B7]" table:style-name="ce4">
            <text:p>5.76E-03</text:p>
          </table:table-cell>
          <table:table-cell office:value-type="float" office:value="9.2116100008383489E-5" table:formula="of:=[.C25]+[.C7]" table:style-name="ce4">
            <text:p>9.21E-05</text:p>
          </table:table-cell>
          <table:table-cell office:value-type="float" office:value="1.5695053E-14" table:formula="of:=[.D25]+[.D7]" table:style-name="ce4">
            <text:p>1.57E-14</text:p>
          </table:table-cell>
          <table:table-cell office:value-type="float" office:value="3.3224005000000001E-14" table:formula="of:=[.E25]+[.E7]" table:style-name="ce4">
            <text:p>3.32E-14</text:p>
          </table:table-cell>
          <table:table-cell office:value-type="float" office:value="3.1935305999999994E-14" table:formula="of:=[.F25]+[.F7]" table:style-name="ce4">
            <text:p>3.19E-1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.4603300000000004E-15" table:style-name="ce4">
            <text:p>9.46E-15</text:p>
          </table:table-cell>
          <table:table-cell office:value-type="float" office:value="2.8914599999999999E-14" table:style-name="ce5">
            <text:p>2.89E-014</text:p>
          </table:table-cell>
          <table:table-cell office:value-type="float" office:value="4.2996399999999998E-14" table:style-name="ce5">
            <text:p>4.30E-014</text:p>
          </table:table-cell>
          <table:table-cell office:value-type="float" office:value="1.19332E-13" table:style-name="ce5">
            <text:p>1.19E-013</text:p>
          </table:table-cell>
          <table:table-cell office:value-type="float" office:value="1.3109E-13" table:style-name="ce5">
            <text:p>1.31E-013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float" office:value="2.8787800000094604E-3" table:formula="of:=[.B26]+[.B8]" table:style-name="ce4">
            <text:p>2.88E-03</text:p>
          </table:table-cell>
          <table:table-cell office:value-type="float" office:value="2.3029000028914601E-5" table:formula="of:=[.C26]+[.C8]" table:style-name="ce4">
            <text:p>2.30E-05</text:p>
          </table:table-cell>
          <table:table-cell office:value-type="float" office:value="4.3201054000000001E-14" table:formula="of:=[.D26]+[.D8]" table:style-name="ce4">
            <text:p>4.32E-14</text:p>
          </table:table-cell>
          <table:table-cell office:value-type="float" office:value="1.1954694099999999E-13" table:formula="of:=[.E26]+[.E8]" table:style-name="ce4">
            <text:p>1.20E-13</text:p>
          </table:table-cell>
          <table:table-cell office:value-type="float" office:value="1.3143486000000001E-13" table:formula="of:=[.F26]+[.F8]" table:style-name="ce4">
            <text:p>1.31E-13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9908199999999998E-14" table:style-name="ce4">
            <text:p>2.99E-14</text:p>
          </table:table-cell>
          <table:table-cell office:value-type="float" office:value="8.0117599999999994E-14" table:style-name="ce5">
            <text:p>8.01E-014</text:p>
          </table:table-cell>
          <table:table-cell office:value-type="float" office:value="2.1709200000000001E-13" table:style-name="ce5">
            <text:p>2.17E-013</text:p>
          </table:table-cell>
          <table:table-cell office:value-type="float" office:value="3.9898199999999998E-13" table:style-name="ce5">
            <text:p>3.99E-013</text:p>
          </table:table-cell>
          <table:table-cell office:value-type="float" office:value="4.7070099999999998E-13" table:style-name="ce5">
            <text:p>4.71E-013</text:p>
          </table:table-cell>
          <table:table-cell table:style-name="ce5"/>
          <table:table-cell office:value-type="float" office:value="7" table:style-name="ce1">
            <text:p>7</text:p>
          </table:table-cell>
          <table:table-cell office:value-type="float" office:value="1.4394800000299081E-3" table:formula="of:=[.B27]+[.B9]" table:style-name="ce4">
            <text:p>1.44E-03</text:p>
          </table:table-cell>
          <table:table-cell office:value-type="float" office:value="5.7572600801175995E-6" table:formula="of:=[.C27]+[.C9]" table:style-name="ce4">
            <text:p>5.76E-06</text:p>
          </table:table-cell>
          <table:table-cell office:value-type="float" office:value="2.17469604E-13" table:formula="of:=[.D27]+[.D9]" table:style-name="ce4">
            <text:p>2.17E-13</text:p>
          </table:table-cell>
          <table:table-cell office:value-type="float" office:value="3.9949611499999996E-13" table:formula="of:=[.E27]+[.E9]" table:style-name="ce4">
            <text:p>3.99E-13</text:p>
          </table:table-cell>
          <table:table-cell office:value-type="float" office:value="4.7128925599999999E-13" table:formula="of:=[.F27]+[.F9]" table:style-name="ce4">
            <text:p>4.71E-13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style-name="ce5"/>
          <table:table-cell office:value-type="float" office:value="8" table:style-name="ce1">
            <text:p>8</text:p>
          </table:table-cell>
          <table:table-cell office:value-type="float" office:value="0" table:formula="of:=[.B28]+[.B10]" table:style-name="ce4">
            <text:p>0.00E+00</text:p>
          </table:table-cell>
          <table:table-cell office:value-type="float" office:value="0" table:formula="of:=[.C28]+[.C10]" table:style-name="ce4">
            <text:p>0.00E+00</text:p>
          </table:table-cell>
          <table:table-cell office:value-type="float" office:value="0" table:formula="of:=[.D28]+[.D10]" table:style-name="ce4">
            <text:p>0.00E+00</text:p>
          </table:table-cell>
          <table:table-cell office:value-type="float" office:value="0" table:formula="of:=[.E28]+[.E10]" table:style-name="ce4">
            <text:p>0.00E+00</text:p>
          </table:table-cell>
          <table:table-cell office:value-type="float" office:value="0" table:formula="of:=[.F28]+[.F10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style-name="ce5"/>
          <table:table-cell office:value-type="float" office:value="9" table:style-name="ce1">
            <text:p>9</text:p>
          </table:table-cell>
          <table:table-cell office:value-type="float" office:value="0" table:formula="of:=[.B29]+[.B11]" table:style-name="ce4">
            <text:p>0.00E+00</text:p>
          </table:table-cell>
          <table:table-cell office:value-type="float" office:value="0" table:formula="of:=[.C29]+[.C11]" table:style-name="ce4">
            <text:p>0.00E+00</text:p>
          </table:table-cell>
          <table:table-cell office:value-type="float" office:value="0" table:formula="of:=[.D29]+[.D11]" table:style-name="ce4">
            <text:p>0.00E+00</text:p>
          </table:table-cell>
          <table:table-cell office:value-type="float" office:value="0" table:formula="of:=[.E29]+[.E11]" table:style-name="ce4">
            <text:p>0.00E+00</text:p>
          </table:table-cell>
          <table:table-cell office:value-type="float" office:value="0" table:formula="of:=[.F29]+[.F11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style-name="ce5"/>
          <table:table-cell office:value-type="float" office:value="10" table:style-name="ce1">
            <text:p>10</text:p>
          </table:table-cell>
          <table:table-cell office:value-type="float" office:value="0" table:formula="of:=[.B30]+[.B12]" table:style-name="ce4">
            <text:p>0.00E+00</text:p>
          </table:table-cell>
          <table:table-cell office:value-type="float" office:value="0" table:formula="of:=[.C30]+[.C12]" table:style-name="ce4">
            <text:p>0.00E+00</text:p>
          </table:table-cell>
          <table:table-cell office:value-type="float" office:value="0" table:formula="of:=[.D30]+[.D12]" table:style-name="ce4">
            <text:p>0.00E+00</text:p>
          </table:table-cell>
          <table:table-cell office:value-type="float" office:value="0" table:formula="of:=[.E30]+[.E12]" table:style-name="ce4">
            <text:p>0.00E+00</text:p>
          </table:table-cell>
          <table:table-cell office:value-type="float" office:value="0" table:formula="of:=[.F30]+[.F12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3" table:style-name="ce5"/>
          <table:table-cell table:number-columns-repeated="16375"/>
        </table:table-row>
        <table:table-row table:style-name="ro1">
          <table:table-cell office:value-type="string" table:style-name="ce2">
            <text:p>second derivativ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360699999999999E-16" table:style-name="ce4">
            <text:p>2.04E-16</text:p>
          </table:table-cell>
          <table:table-cell office:value-type="float" office:value="2.5233999999999999E-15" table:style-name="ce5">
            <text:p>2.52E-015</text:p>
          </table:table-cell>
          <table:table-cell office:value-type="float" office:value="1.5608E-14" table:style-name="ce5">
            <text:p>1.56E-014</text:p>
          </table:table-cell>
          <table:table-cell office:value-type="float" office:value="3.6559100000000002E-14" table:style-name="ce5">
            <text:p>3.66E-014</text:p>
          </table:table-cell>
          <table:table-cell office:value-type="float" office:value="3.8648400000000002E-14" table:style-name="ce5">
            <text:p>3.86E-014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4555299999999996E-16" table:style-name="ce4">
            <text:p>6.46E-16</text:p>
          </table:table-cell>
          <table:table-cell office:value-type="float" office:value="7.6156500000000006E-15" table:style-name="ce5">
            <text:p>7.62E-015</text:p>
          </table:table-cell>
          <table:table-cell office:value-type="float" office:value="3.1155299999999997E-14" table:style-name="ce5">
            <text:p>3.12E-014</text:p>
          </table:table-cell>
          <table:table-cell office:value-type="float" office:value="8.3793099999999999E-14" table:style-name="ce5">
            <text:p>8.38E-014</text:p>
          </table:table-cell>
          <table:table-cell office:value-type="float" office:value="1.8242199999999999E-13" table:style-name="ce5">
            <text:p>1.82E-013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3173200000000003E-15" table:style-name="ce4">
            <text:p>7.32E-15</text:p>
          </table:table-cell>
          <table:table-cell office:value-type="float" office:value="4.9482900000000003E-14" table:style-name="ce5">
            <text:p>4.95E-014</text:p>
          </table:table-cell>
          <table:table-cell office:value-type="float" office:value="1.1898200000000001E-13" table:style-name="ce5">
            <text:p>1.19E-013</text:p>
          </table:table-cell>
          <table:table-cell office:value-type="float" office:value="3.83026E-13" table:style-name="ce5">
            <text:p>3.83E-013</text:p>
          </table:table-cell>
          <table:table-cell office:value-type="float" office:value="5.8754800000000001E-13" table:style-name="ce5">
            <text:p>5.88E-013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51929E-14" table:style-name="ce4">
            <text:p>2.52E-14</text:p>
          </table:table-cell>
          <table:table-cell office:value-type="float" office:value="3.3226899999999999E-13" table:style-name="ce5">
            <text:p>3.32E-013</text:p>
          </table:table-cell>
          <table:table-cell office:value-type="float" office:value="1.0988800000000001E-12" table:style-name="ce5">
            <text:p>1.10E-012</text:p>
          </table:table-cell>
          <table:table-cell office:value-type="float" office:value="2.9387899999999998E-12" table:style-name="ce5">
            <text:p>2.94E-012</text:p>
          </table:table-cell>
          <table:table-cell office:value-type="float" office:value="6.5108299999999996E-12" table:style-name="ce5">
            <text:p>6.51E-012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0468E-13" table:style-name="ce4">
            <text:p>2.20E-13</text:p>
          </table:table-cell>
          <table:table-cell office:value-type="float" office:value="1.7700800000000001E-12" table:style-name="ce5">
            <text:p>1.77E-012</text:p>
          </table:table-cell>
          <table:table-cell office:value-type="float" office:value="4.48654E-12" table:style-name="ce5">
            <text:p>4.49E-012</text:p>
          </table:table-cell>
          <table:table-cell office:value-type="float" office:value="1.64557E-11" table:style-name="ce5">
            <text:p>1.65E-011</text:p>
          </table:table-cell>
          <table:table-cell office:value-type="float" office:value="2.1606000000000001E-11" table:style-name="ce5">
            <text:p>2.16E-011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77127E-12" table:style-name="ce4">
            <text:p>1.77E-12</text:p>
          </table:table-cell>
          <table:table-cell office:value-type="float" office:value="1.15191E-11" table:style-name="ce5">
            <text:p>1.15E-011</text:p>
          </table:table-cell>
          <table:table-cell office:value-type="float" office:value="2.3845099999999999E-11" table:style-name="ce5">
            <text:p>2.38E-011</text:p>
          </table:table-cell>
          <table:table-cell office:value-type="float" office:value="1.02463E-10" table:style-name="ce5">
            <text:p>1.02E-010</text:p>
          </table:table-cell>
          <table:table-cell office:value-type="float" office:value="1.7185099999999999E-10" table:style-name="ce5">
            <text:p>1.72E-01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8171800000000004E-12" table:style-name="ce4">
            <text:p>9.82E-12</text:p>
          </table:table-cell>
          <table:table-cell office:value-type="float" office:value="5.5334E-11" table:style-name="ce5">
            <text:p>5.53E-011</text:p>
          </table:table-cell>
          <table:table-cell office:value-type="float" office:value="2.5098800000000001E-10" table:style-name="ce5">
            <text:p>2.51E-010</text:p>
          </table:table-cell>
          <table:table-cell office:value-type="float" office:value="7.3769299999999999E-10" table:style-name="ce5">
            <text:p>7.38E-010</text:p>
          </table:table-cell>
          <table:table-cell office:value-type="float" office:value="1.19788E-9" table:style-name="ce5">
            <text:p>1.20E-009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1"/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1"/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5">
            <text:p>0</text:p>
          </table:table-cell>
          <table:table-cell table:number-columns-repeated="2" table:style-name="ce1"/>
          <table:table-cell office:value-type="string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8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8-17T14:47:18Z</dc:date>
    <meta:editing-cycles>224</meta:editing-cycles>
    <meta:editing-duration>PT985639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5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197.53pt" svg:width="449.28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olu_grad_2ndd.$B$2" chart:values-cell-range-address="solu_grad_2ndd.$B$3:.$B$12" chart:class="chart:scatter" chart:attached-axis="primary-y" chart:style-name="G0S0">
            <chart:domain table:cell-range-address="solu_grad_2ndd.$A$3:.$A$12"/>
            <chart:data-point chart:repeated="10"/>
          </chart:series>
          <chart:series chart:label-cell-address="solu_grad_2ndd.$C$2" chart:values-cell-range-address="solu_grad_2ndd.$C$3:.$C$12" chart:class="chart:scatter" chart:attached-axis="primary-y" chart:style-name="G0S1">
            <chart:domain table:cell-range-address="solu_grad_2ndd.$A$3:.$A$12"/>
            <chart:data-point chart:repeated="10"/>
          </chart:series>
          <chart:series chart:label-cell-address="solu_grad_2ndd.$D$2" chart:values-cell-range-address="solu_grad_2ndd.$D$3:.$D$12" chart:class="chart:scatter" chart:attached-axis="primary-y" chart:style-name="G0S2">
            <chart:domain table:cell-range-address="solu_grad_2ndd.$A$3:.$A$12"/>
            <chart:data-point chart:repeated="10"/>
          </chart:series>
          <chart:series chart:label-cell-address="solu_grad_2ndd.$E$2" chart:values-cell-range-address="solu_grad_2ndd.$E$3:.$E$12" chart:class="chart:scatter" chart:attached-axis="primary-y" chart:style-name="G0S3">
            <chart:domain table:cell-range-address="solu_grad_2ndd.$A$3:.$A$12"/>
            <chart:data-point chart:repeated="10"/>
          </chart:series>
          <chart:series chart:label-cell-address="solu_grad_2ndd.$F$2" chart:values-cell-range-address="solu_grad_2ndd.$F$3:.$F$12" chart:class="chart:scatter" chart:attached-axis="primary-y" chart:style-name="G0S4">
            <chart:domain table:cell-range-address="solu_grad_2ndd.$A$3:.$A$12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